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9.793cm"/>
    </style:style>
    <style:style style:name="Tabla1.B" style:family="table-column">
      <style:table-column-properties style:column-width="9.02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7" style:family="table-row">
      <style:table-row-properties style:min-row-height="0.515cm"/>
    </style:style>
    <style:style style:name="Tabla1.16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7" style:family="table-row">
      <style:table-row-properties style:min-row-height="0.515cm"/>
    </style:style>
    <style:style style:name="Tabla2.24" style:family="table-row">
      <style:table-row-properties style:min-row-height="0.69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2b63a8" officeooo:paragraph-rsid="003019f1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f6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0" style:family="paragraph" style:parent-style-name="Preformatted_20_Text">
      <style:text-properties style:font-name="Candara" fo:font-size="10pt" style:font-size-asian="10pt" style:font-size-complex="10pt"/>
    </style:style>
    <style:style style:name="P31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32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33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34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style:font-name="Candara" fo:font-size="12pt" fo:font-weight="bold" officeooo:rsid="002b63a8" officeooo:paragraph-rsid="003019f1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39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40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41" style:family="paragraph" style:parent-style-name="Preformatted_20_Text">
      <style:text-properties style:font-name="Candara" fo:font-size="12pt" style:font-size-asian="12pt" style:font-size-complex="12pt"/>
    </style:style>
    <style:style style:name="P42" style:family="paragraph" style:parent-style-name="Preformatted_20_Text">
      <style:text-properties style:font-name="Candara" fo:font-size="12pt" officeooo:rsid="0010a60f" officeooo:paragraph-rsid="0010a60f" style:font-size-asian="12pt" style:font-size-complex="12pt"/>
    </style:style>
    <style:style style:name="P43" style:family="paragraph" style:parent-style-name="Preformatted_20_Text">
      <style:text-properties style:font-name="Candara" fo:font-size="12pt" officeooo:rsid="0010a60f" officeooo:paragraph-rsid="002b6fb1" style:font-size-asian="12pt" style:font-size-complex="12pt"/>
    </style:style>
    <style:style style:name="P44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45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46" style:family="paragraph" style:parent-style-name="Preformatted_20_Text">
      <style:paragraph-properties fo:text-align="start" style:justify-single-word="false"/>
      <style:text-properties officeooo:paragraph-rsid="00182f80"/>
    </style:style>
    <style:style style:name="P47" style:family="paragraph" style:parent-style-name="Preformatted_20_Text">
      <style:paragraph-properties fo:text-align="start" style:justify-single-word="false"/>
      <style:text-properties officeooo:paragraph-rsid="001a500f"/>
    </style:style>
    <style:style style:name="P48" style:family="paragraph" style:parent-style-name="Preformatted_20_Text">
      <style:paragraph-properties fo:text-align="start" style:justify-single-word="false"/>
      <style:text-properties officeooo:paragraph-rsid="001c1887"/>
    </style:style>
    <style:style style:name="P49" style:family="paragraph" style:parent-style-name="Preformatted_20_Text">
      <style:paragraph-properties fo:text-align="start" style:justify-single-word="false"/>
      <style:text-properties officeooo:paragraph-rsid="001f1582"/>
    </style:style>
    <style:style style:name="P50" style:family="paragraph" style:parent-style-name="Preformatted_20_Text">
      <style:paragraph-properties fo:text-align="start" style:justify-single-word="false"/>
      <style:text-properties officeooo:paragraph-rsid="002295a9"/>
    </style:style>
    <style:style style:name="P51" style:family="paragraph" style:parent-style-name="Preformatted_20_Text">
      <style:paragraph-properties fo:text-align="start" style:justify-single-word="false"/>
      <style:text-properties officeooo:paragraph-rsid="002d0729"/>
    </style:style>
    <style:style style:name="P52" style:family="paragraph" style:parent-style-name="Preformatted_20_Text">
      <style:paragraph-properties fo:text-align="start" style:justify-single-word="false"/>
      <style:text-properties officeooo:paragraph-rsid="00304b12"/>
    </style:style>
    <style:style style:name="P53" style:family="paragraph" style:parent-style-name="Preformatted_20_Text">
      <style:paragraph-properties fo:text-align="start" style:justify-single-word="false"/>
      <style:text-properties officeooo:paragraph-rsid="00343861"/>
    </style:style>
    <style:style style:name="P54" style:family="paragraph" style:parent-style-name="Preformatted_20_Text">
      <style:paragraph-properties fo:text-align="start" style:justify-single-word="false"/>
      <style:text-properties officeooo:paragraph-rsid="00355a4d"/>
    </style:style>
    <style:style style:name="P55" style:family="paragraph" style:parent-style-name="Preformatted_20_Text">
      <style:paragraph-properties fo:text-align="start" style:justify-single-word="false"/>
      <style:text-properties officeooo:paragraph-rsid="003609d5"/>
    </style:style>
    <style:style style:name="P56" style:family="paragraph" style:parent-style-name="Preformatted_20_Text">
      <style:text-properties officeooo:paragraph-rsid="0010a60f"/>
    </style:style>
    <style:style style:name="P57" style:family="paragraph" style:parent-style-name="Preformatted_20_Text">
      <style:text-properties officeooo:paragraph-rsid="00260d66"/>
    </style:style>
    <style:style style:name="P58" style:family="paragraph" style:parent-style-name="Preformatted_20_Text">
      <style:text-properties officeooo:paragraph-rsid="002b6fb1"/>
    </style:style>
    <style:style style:name="P59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0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62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fo:background-color="#fffff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fo:color="#a31515" style:font-name="Droid Sans Mono" fo:font-size="8.39999961853027pt" fo:font-weight="normal" officeooo:paragraph-rsid="0004690b" fo:background-color="#ffffff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612f2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76b14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0729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7e82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officeooo:paragraph-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1a414" officeooo:paragraph-rsid="0031a4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officeooo:paragraph-rsid="001db27f"/>
    </style:style>
    <style:style style:name="P91" style:family="paragraph" style:parent-style-name="Preformatted_20_Text">
      <style:paragraph-properties fo:margin-top="0cm" fo:margin-bottom="0.499cm" loext:contextual-spacing="false"/>
    </style:style>
    <style:style style:name="P92" style:family="paragraph" style:parent-style-name="Preformatted_20_Text">
      <style:paragraph-properties fo:margin-top="0cm" fo:margin-bottom="0.499cm" loext:contextual-spacing="false"/>
      <style:text-properties officeooo:paragraph-rsid="002b6fb1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7e82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officeooo:rsid="0007e9f5"/>
    </style:style>
    <style:style style:name="T4" style:family="text">
      <style:text-properties officeooo:rsid="0009b386"/>
    </style:style>
    <style:style style:name="T5" style:family="text">
      <style:text-properties officeooo:rsid="000b4aee"/>
    </style:style>
    <style:style style:name="T6" style:family="text">
      <style:text-properties officeooo:rsid="000c85f1"/>
    </style:style>
    <style:style style:name="T7" style:family="text">
      <style:text-properties officeooo:rsid="000cd2e3"/>
    </style:style>
    <style:style style:name="T8" style:family="text">
      <style:text-properties officeooo:rsid="000e1895"/>
    </style:style>
    <style:style style:name="T9" style:family="text">
      <style:text-properties officeooo:rsid="00142794"/>
    </style:style>
    <style:style style:name="T10" style:family="text">
      <style:text-properties officeooo:rsid="00142f66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a500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db27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4386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609d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5" style:family="text">
      <style:text-properties officeooo:rsid="0019bd83"/>
    </style:style>
    <style:style style:name="T26" style:family="text">
      <style:text-properties officeooo:rsid="001db27f"/>
    </style:style>
    <style:style style:name="T27" style:family="text">
      <style:text-properties officeooo:rsid="001f1582"/>
    </style:style>
    <style:style style:name="T28" style:family="text">
      <style:text-properties style:font-name="Candara" fo:font-size="12pt" style:font-size-asian="12pt" style:font-size-complex="12pt"/>
    </style:style>
    <style:style style:name="T29" style:family="text">
      <style:text-properties style:font-name="Candara" fo:font-size="12pt" officeooo:rsid="00245c6f" style:font-size-asian="12pt" style:font-size-complex="12pt"/>
    </style:style>
    <style:style style:name="T30" style:family="text">
      <style:text-properties style:font-name="Candara" fo:font-size="12pt" officeooo:rsid="0010a60f" style:font-size-asian="12pt" style:font-size-complex="12pt"/>
    </style:style>
    <style:style style:name="T31" style:family="text">
      <style:text-properties style:font-name="Candara" fo:font-size="12pt" officeooo:rsid="00248eec" style:font-size-asian="12pt" style:font-size-complex="12pt"/>
    </style:style>
    <style:style style:name="T32" style:family="text">
      <style:text-properties style:font-name="Candara" fo:font-size="12pt" officeooo:rsid="0010a60f" style:font-name-asian="NSimSun1" style:font-size-asian="12pt" style:font-name-complex="Liberation Mono" style:font-size-complex="12pt"/>
    </style:style>
    <style:style style:name="T33" style:family="text">
      <style:text-properties style:font-name="Candara" fo:font-size="12pt" officeooo:rsid="00245c6f" style:font-name-asian="NSimSun1" style:font-size-asian="12pt" style:font-name-complex="Liberation Mono" style:font-size-complex="12pt"/>
    </style:style>
    <style:style style:name="T34" style:family="text">
      <style:text-properties style:font-name="Candara" officeooo:rsid="00248eec"/>
    </style:style>
    <style:style style:name="T35" style:family="text">
      <style:text-properties style:font-name="Candara" fo:font-size="10pt" fo:font-style="italic" officeooo:rsid="00248eec" style:font-size-asian="10pt" style:font-style-asian="italic" style:font-size-complex="10pt" style:font-style-complex="italic"/>
    </style:style>
    <style:style style:name="T36" style:family="text">
      <style:text-properties officeooo:rsid="00248eec"/>
    </style:style>
    <style:style style:name="T37" style:family="text">
      <style:text-properties style:font-name="Liberation Mono" fo:font-size="10pt" fo:font-style="italic" officeooo:rsid="00248eec" style:font-name-asian="NSimSun1" style:font-size-asian="10pt" style:font-style-asian="italic" style:font-name-complex="Liberation Mono" style:font-size-complex="10pt" style:font-style-complex="italic"/>
    </style:style>
    <style:style style:name="T38" style:family="text">
      <style:text-properties style:font-name="Liberation Mono" fo:font-size="10pt" fo:font-style="italic" officeooo:rsid="003939f9" style:font-name-asian="NSimSun1" style:font-size-asian="10pt" style:font-style-asian="italic" style:font-name-complex="Liberation Mono" style:font-size-complex="10pt" style:font-style-complex="italic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260d66" style:font-size-asian="10pt" style:font-style-asian="italic" style:font-size-complex="10pt" style:font-style-complex="italic"/>
    </style:style>
    <style:style style:name="T41" style:family="text">
      <style:text-properties fo:font-size="10pt" fo:font-style="italic" officeooo:rsid="00248eec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03939f9" style:font-size-asian="10pt" style:font-style-asian="italic" style:font-size-complex="10pt" style:font-style-complex="italic"/>
    </style:style>
    <style:style style:name="T43" style:family="text">
      <style:text-properties officeooo:rsid="0027a558"/>
    </style:style>
    <style:style style:name="T44" style:family="text">
      <style:text-properties officeooo:rsid="002987e7"/>
    </style:style>
    <style:style style:name="T45" style:family="text">
      <style:text-properties officeooo:rsid="002b6fb1"/>
    </style:style>
    <style:style style:name="T46" style:family="text">
      <style:text-properties officeooo:rsid="002d0729"/>
    </style:style>
    <style:style style:name="T47" style:family="text">
      <style:text-properties officeooo:rsid="002d58ef"/>
    </style:style>
    <style:style style:name="T48" style:family="text">
      <style:text-properties officeooo:rsid="002d9bbf"/>
    </style:style>
    <style:style style:name="T49" style:family="text">
      <style:text-properties officeooo:rsid="002e62e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31a414"/>
    </style:style>
    <style:style style:name="T52" style:family="text">
      <style:text-properties officeooo:rsid="0032bc2d"/>
    </style:style>
    <style:style style:name="T53" style:family="text">
      <style:text-properties officeooo:rsid="00355a4d"/>
    </style:style>
    <style:style style:name="T54" style:family="text">
      <style:text-properties officeooo:rsid="003939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35">C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31">Practicas/u1/binariosleerescribir.c</text:p>
          </table:table-cell>
          <table:table-cell table:style-name="Tabla1.B2" office:value-type="string">
            <text:p text:style-name="P5">Leer ficheros binarios, usar struct</text:p>
          </table:table-cell>
        </table:table-row>
        <table:table-row>
          <table:table-cell table:style-name="Tabla1.A2" office:value-type="string">
            <text:p text:style-name="P31">Practicas/u1/calculadorargv.c</text:p>
          </table:table-cell>
          <table:table-cell table:style-name="Tabla1.B2" office:value-type="string">
            <text:p text:style-name="P5">Usar argumentos (argc), comparar strings, atof, switch</text:p>
          </table:table-cell>
        </table:table-row>
        <table:table-row>
          <table:table-cell table:style-name="Tabla1.A2" office:value-type="string">
            <text:p text:style-name="P6">Practicas/u1/contarcadena.c</text:p>
          </table:table-cell>
          <table:table-cell table:style-name="Tabla1.B2" office:value-type="string">
            <text:p text:style-name="P6">Contar vocales y cons. en cadena, toupper</text:p>
          </table:table-cell>
        </table:table-row>
        <table:table-row>
          <table:table-cell table:style-name="Tabla1.A2" office:value-type="string">
            <text:p text:style-name="P6">Practicas/u1/dup2.c</text:p>
          </table:table-cell>
          <table:table-cell table:style-name="Tabla1.B2" office:value-type="string">
            <text:p text:style-name="P6">Redirigir salida(dup2), ejecutar comandos (execvp)</text:p>
          </table:table-cell>
        </table:table-row>
        <table:table-row table:style-name="Tabla1.7">
          <table:table-cell table:style-name="Tabla1.A2" office:value-type="string">
            <text:p text:style-name="P6">Practicas/u1/execvp.c/execvpfecha.c</text:p>
          </table:table-cell>
          <table:table-cell table:style-name="Tabla1.B2" office:value-type="string">
            <text:p text:style-name="P59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6">Practicas/u1/execvp.c/execvpIP.c</text:p>
          </table:table-cell>
          <table:table-cell table:style-name="Tabla1.B2" office:value-type="string">
            <text:p text:style-name="P6">ejecutar comando (execvp)</text:p>
          </table:table-cell>
        </table:table-row>
        <table:table-row>
          <table:table-cell table:style-name="Tabla1.A2" office:value-type="string">
            <text:p text:style-name="P32">Practicas/u1/farenheit.c</text:p>
          </table:table-cell>
          <table:table-cell table:style-name="Tabla1.B2" office:value-type="string">
            <text:p text:style-name="P6">Scanf, printf, función auxiliar sencilla</text:p>
          </table:table-cell>
        </table:table-row>
        <table:table-row>
          <table:table-cell table:style-name="Tabla1.A2" office:value-type="string">
            <text:p text:style-name="P6">Practicas/u1/md5.c/md5crack.c</text:p>
          </table:table-cell>
          <table:table-cell table:style-name="Tabla1.B2" office:value-type="string">
            <text:p text:style-name="P6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6">Practicas/u1/md5.c/md5crackclock.c</text:p>
          </table:table-cell>
          <table:table-cell table:style-name="Tabla1.B2" office:value-type="string">
            <text:p text:style-name="P6">Clock</text:p>
          </table:table-cell>
        </table:table-row>
        <table:table-row>
          <table:table-cell table:style-name="Tabla1.A2" office:value-type="string">
            <text:p text:style-name="P8">Practicas/u1/md5.c/md5<text:span text:style-name="T2">forks</text:span>.c</text:p>
          </table:table-cell>
          <table:table-cell table:style-name="Tabla1.B2" office:value-type="string">
            <text:p text:style-name="P67">Forks, wait</text:p>
          </table:table-cell>
        </table:table-row>
        <table:table-row>
          <table:table-cell table:style-name="Tabla1.A2" office:value-type="string">
            <text:p text:style-name="P9">Practicas/u1/<text:span text:style-name="T3">palindromo.c</text:span></text:p>
          </table:table-cell>
          <table:table-cell table:style-name="Tabla1.B2" office:value-type="string">
            <text:p text:style-name="P68">Tratar cadenas de caracteres, Isalpha, strlen, fgets</text:p>
          </table:table-cell>
        </table:table-row>
        <table:table-row>
          <table:table-cell table:style-name="Tabla1.A2" office:value-type="string">
            <text:p text:style-name="P11">Practicas/u1/<text:span text:style-name="T4">pipeenviarcadena.c</text:span></text:p>
          </table:table-cell>
          <table:table-cell table:style-name="Tabla1.B2" office:value-type="string">
            <text:p text:style-name="P69">pipe</text:p>
          </table:table-cell>
        </table:table-row>
        <table:table-row>
          <table:table-cell table:style-name="Tabla1.A2" office:value-type="string">
            <text:p text:style-name="P12">Practicas/u1/<text:span text:style-name="T5">randomnumberusleep.c</text:span></text:p>
          </table:table-cell>
          <table:table-cell table:style-name="Tabla1.B2" office:value-type="string">
            <text:p text:style-name="P70">srand(time(NULL))</text:p>
          </table:table-cell>
        </table:table-row>
        <table:table-row table:style-name="Tabla1.16">
          <table:table-cell table:style-name="Tabla1.A2" office:value-type="string">
            <text:p text:style-name="P12">Practicas/u1/<text:span text:style-name="T5">signals.c</text:span></text:p>
          </table:table-cell>
          <table:table-cell table:style-name="Tabla1.B2" office:value-type="string">
            <text:p text:style-name="P70">signal(i, signal_handler), <text:s/>fflush<text:span text:style-name="T7">(stdout)</text:span>, <text:span text:style-name="T6">bucle infinito, exit(0)</text:span></text:p>
          </table:table-cell>
        </table:table-row>
        <table:table-row table:style-name="Tabla1.16">
          <table:table-cell table:style-name="Tabla1.A2" office:value-type="string">
            <text:p text:style-name="P16">Practicas/u1/arrays_punteros_ordenar_nums</text:p>
          </table:table-cell>
          <table:table-cell table:style-name="Tabla1.B2" office:value-type="string">
            <text:p text:style-name="P74">Arrays, punteros, ordenar números</text:p>
          </table:table-cell>
        </table:table-row>
        <table:table-row table:style-name="Tabla1.16">
          <table:table-cell table:style-name="Tabla1.A2" office:value-type="string">
            <text:p text:style-name="P19">Practicas/u1/<text:span text:style-name="T43">ficheros/ficher_leer_escribir.c</text:span></text:p>
          </table:table-cell>
          <table:table-cell table:style-name="Tabla1.B2" office:value-type="string">
            <text:p text:style-name="P80">Leer y escribir ficheros, fopen, fclose, FILE*</text:p>
          </table:table-cell>
        </table:table-row>
        <table:table-row table:style-name="Tabla1.16">
          <table:table-cell table:style-name="Tabla1.A2" office:value-type="string">
            <text:p text:style-name="P13">Practicas/u1/<text:span text:style-name="T9">u1EntrenamientoC/n_forks_combinations.c</text:span></text:p>
          </table:table-cell>
          <table:table-cell table:style-name="Tabla1.B2" office:value-type="string">
            <text:p text:style-name="P72">N combinaciones, recursión, argumentos, sprintf, fork, wait</text:p>
          </table:table-cell>
        </table:table-row>
        <table:table-row table:style-name="Tabla1.16">
          <table:table-cell table:style-name="Tabla1.A2" office:value-type="string">
            <text:p text:style-name="P13">Practicas/u1/<text:span text:style-name="T9">u1EntrenamientoC/pipe_2children.c</text:span></text:p>
          </table:table-cell>
          <table:table-cell table:style-name="Tabla1.B2" office:value-type="string">
            <text:p text:style-name="P72">Pipe, <text:span text:style-name="T10">wait</text:span></text:p>
          </table:table-cell>
        </table:table-row>
        <table:table-row table:style-name="Tabla1.16">
          <table:table-cell table:style-name="Tabla1.A2" office:value-type="string">
            <text:p text:style-name="P15">Practicas/u1/<text:span text:style-name="T9">u1EntrenamientoC/pipe_escribir_fichero.c</text:span></text:p>
          </table:table-cell>
          <table:table-cell table:style-name="Tabla1.B2" office:value-type="string">
            <text:p text:style-name="P73">FILE* (w), ordenar números</text:p>
          </table:table-cell>
        </table:table-row>
        <table:table-row table:style-name="Tabla1.16">
          <table:table-cell table:style-name="Tabla1.A2" office:value-type="string">
            <text:p text:style-name="P46"><text:span text:style-name="T11">Practicas/u1/</text:span><text:span text:style-name="T12">u1EntrenamientoC/</text:span><text:span text:style-name="T13">n_children_kill_all.c</text:span></text:p>
          </table:table-cell>
          <table:table-cell table:style-name="Tabla1.B2" office:value-type="string">
            <text:p text:style-name="P75">Kill, SIGTERM, array de pids, fork, atoi, <text:span text:style-name="T25">#define</text:span></text:p>
          </table:table-cell>
        </table:table-row>
        <table:table-row table:style-name="Tabla1.16">
          <table:table-cell table:style-name="Tabla1.A2" office:value-type="string">
            <text:p text:style-name="P47"><text:span text:style-name="T11">Practicas/u1/</text:span><text:span text:style-name="T12">u1EntrenamientoC/</text:span><text:span text:style-name="T13">pad</text:span><text:span text:style-name="T14">re_signal_hijo.</text:span><text:span text:style-name="T13">c</text:span></text:p>
          </table:table-cell>
          <table:table-cell table:style-name="Tabla1.B2" office:value-type="string">
            <text:p text:style-name="P77">signal, kill</text:p>
          </table:table-cell>
        </table:table-row>
        <table:table-row table:style-name="Tabla1.16">
          <table:table-cell table:style-name="Tabla1.A2" office:value-type="string">
            <text:p text:style-name="P48"><text:span text:style-name="T11">Practicas/u1/</text:span><text:span text:style-name="T12">u1EntrenamientoC/</text:span><text:span text:style-name="T16">padre_hijo_operacion.c</text:span></text:p>
          </table:table-cell>
          <table:table-cell table:style-name="Tabla1.B2" office:value-type="string">
            <text:p text:style-name="P90"><text:span text:style-name="T15">L</text:span><text:span text:style-name="T16">impiar buffer, scanf, pipe, switch</text:span><text:span text:style-name="T26"> </text:span></text:p>
          </table:table-cell>
        </table:table-row>
        <table:table-row table:style-name="Tabla1.16">
          <table:table-cell table:style-name="Tabla1.A2" office:value-type="string">
            <text:p text:style-name="P50"><text:span text:style-name="T11">Practicas/u1/</text:span><text:span text:style-name="T12">u1EntrenamientoC/</text:span><text:span text:style-name="T16">p</text:span><text:span text:style-name="T18">rimos_exit_wait.c</text:span></text:p>
          </table:table-cell>
          <table:table-cell table:style-name="Tabla1.B2" office:value-type="string">
            <text:p text:style-name="P78">primo, wait, exit</text:p>
          </table:table-cell>
        </table:table-row>
        <table:table-row table:style-name="Tabla1.16">
          <table:table-cell table:style-name="Tabla1.A2" office:value-type="string">
            <text:p text:style-name="P49"><text:span text:style-name="T11">Practicas/u1/</text:span><text:span text:style-name="T12">u1EntrenamientoC/</text:span><text:span text:style-name="T17">filtrar_ip_a.c</text:span></text:p>
          </table:table-cell>
          <table:table-cell table:style-name="Tabla1.B2" office:value-type="string">
            <text:p text:style-name="P76">E<text:span text:style-name="T27">jecutar comandos linux (IP), regex, filtrar resultado</text:span></text:p>
          </table:table-cell>
        </table:table-row>
        <table:table-row table:style-name="Tabla1.16">
          <table:table-cell table:style-name="Tabla1.A2" office:value-type="string">
            <text:p text:style-name="P51"><text:span text:style-name="T11">Practicas/u1/</text:span><text:span text:style-name="T12">u1EntrenamientoC/</text:span><text:span text:style-name="T19">repartir_trabajo_n_procesos.c</text:span></text:p>
          </table:table-cell>
          <table:table-cell table:style-name="Tabla1.B2" office:value-type="string">
            <text:p text:style-name="P79">primo, <text:span text:style-name="T46">repartir trabajo (modulo %), fork, pow</text:span></text:p>
          </table:table-cell>
        </table:table-row>
        <table:table-row table:style-name="Tabla1.16">
          <table:table-cell table:style-name="Tabla1.A2" office:value-type="string">
            <text:p text:style-name="P36">Java</text:p>
          </table:table-cell>
          <table:table-cell table:style-name="Tabla1.B2" office:value-type="string">
            <text:p text:style-name="P76"/>
          </table:table-cell>
        </table:table-row>
        <table:table-row table:style-name="Tabla1.16">
          <table:table-cell table:style-name="Tabla1.A2" office:value-type="string">
            <text:p text:style-name="P26">Practicas/u1Java/FreeHInputStream.<text:span text:style-name="T47">java</text:span></text:p>
          </table:table-cell>
          <table:table-cell table:style-name="Tabla1.B2" office:value-type="string">
            <text:p text:style-name="P81">Process, ProcessBuilder, InputStreamReader, getInputStream(), <text:span text:style-name="T47">free -h</text:span></text:p>
          </table:table-cell>
        </table:table-row>
        <table:table-row table:style-name="Tabla1.16">
          <table:table-cell table:style-name="Tabla1.A2" office:value-type="string">
            <text:p text:style-name="P27">Practicas/u1Java/<text:span text:style-name="T47">IpListLinuxWin.java</text:span></text:p>
          </table:table-cell>
          <table:table-cell table:style-name="Tabla1.B2" office:value-type="string">
            <text:p text:style-name="P83">Ip -a, linux, windows, InputStream, <text:span text:style-name="T48">regex, split(), matches(), System.getProperty(), Process, ProcessBuilder</text:span></text:p>
          </table:table-cell>
        </table:table-row>
        <table:table-row table:style-name="Tabla1.16">
          <table:table-cell table:style-name="Tabla1.A2" office:value-type="string">
            <text:p text:style-name="P28">Practicas/u1Java/<text:span text:style-name="T47">Ip.java</text:span></text:p>
          </table:table-cell>
          <table:table-cell table:style-name="Tabla1.B2" office:value-type="string">
            <text:p text:style-name="P84">Ipconfig, <text:span text:style-name="T50">PrsocessBuilder</text:span>, <text:s/>waitFor(), exitCode, InputStream</text:p>
          </table:table-cell>
        </table:table-row>
        <table:table-row table:style-name="Tabla1.16">
          <table:table-cell table:style-name="Tabla1.A2" office:value-type="string">
            <text:p text:style-name="P28">Practicas/u1Java/<text:span text:style-name="T49">TarCompressor.java</text:span></text:p>
          </table:table-cell>
          <table:table-cell table:style-name="Tabla1.B2" office:value-type="string">
            <text:p text:style-name="P84">Tar, ProcessBuilder</text:p>
          </table:table-cell>
        </table:table-row>
      </table:table>
      <text:p text:style-name="P30"/>
      <text:p text:style-name="P30"/>
      <text:p text:style-name="P3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8">función/elemento</text:p>
          </table:table-cell>
          <table:table-cell table:style-name="Tabla2.B1" office:value-type="string">
            <text:p text:style-name="P2">localización</text:p>
          </table:table-cell>
        </table:table-row>
        <text:soft-page-break/>
        <table:table-row>
          <table:table-cell table:style-name="Tabla2.A2" office:value-type="string">
            <text:p text:style-name="P37">C</text:p>
          </table:table-cell>
          <table:table-cell table:style-name="Tabla2.B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33">FILE*, fopen, fwrite, fclose</text:p>
          </table:table-cell>
          <table:table-cell table:style-name="Tabla2.B2" office:value-type="string">
            <text:p text:style-name="P7">Practicas/u1/binariosleerescribir.c</text:p>
            <text:p text:style-name="P19">Practicas/u1/<text:span text:style-name="T43">ficheros/ficher_leer_escribir.c</text:span></text:p>
          </table:table-cell>
        </table:table-row>
        <table:table-row>
          <table:table-cell table:style-name="Tabla2.A2" office:value-type="string">
            <text:p text:style-name="P33"><text:span text:style-name="T52">s</text:span>truct</text:p>
          </table:table-cell>
          <table:table-cell table:style-name="Tabla2.B2" office:value-type="string">
            <text:p text:style-name="P7">Practicas/u1/bi<text:span text:style-name="T44">n</text:span>ariosleerescribir.c</text:p>
          </table:table-cell>
        </table:table-row>
        <table:table-row>
          <table:table-cell table:style-name="Tabla2.A2" office:value-type="string">
            <text:p text:style-name="P25">strcpy</text:p>
          </table:table-cell>
          <table:table-cell table:style-name="Tabla2.B2" office:value-type="string">
            <text:p text:style-name="P7">Practicas/u1/binariosleerescribir.c</text:p>
          </table:table-cell>
        </table:table-row>
        <table:table-row>
          <table:table-cell table:style-name="Tabla2.A2" office:value-type="string">
            <text:p text:style-name="P7">strcmp</text:p>
          </table:table-cell>
          <table:table-cell table:style-name="Tabla2.B2" office:value-type="string">
            <text:p text:style-name="P7">Practicas/u1/calculadorargv.c</text:p>
            <text:p text:style-name="P7">Practicas/u1/md5.c/md5crack.c</text:p>
          </table:table-cell>
        </table:table-row>
        <table:table-row table:style-name="Tabla2.7">
          <table:table-cell table:style-name="Tabla2.A2" office:value-type="string">
            <text:p text:style-name="P7">atof</text:p>
          </table:table-cell>
          <table:table-cell table:style-name="Tabla2.B2" office:value-type="string">
            <text:p text:style-name="P60">Practicas/u1/calculadorargv.c</text:p>
          </table:table-cell>
        </table:table-row>
        <table:table-row>
          <table:table-cell table:style-name="Tabla2.A2" office:value-type="string">
            <text:p text:style-name="P7"><text:span text:style-name="T52">p</text:span>rintf, fgets, toupper, strlen</text:p>
          </table:table-cell>
          <table:table-cell table:style-name="Tabla2.B2" office:value-type="string">
            <text:p text:style-name="P7">Practicas/u1/contarcadena.c</text:p>
            <text:p text:style-name="P10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33"><text:span text:style-name="T52">i</text:span>nt file, open, close</text:p>
          </table:table-cell>
          <table:table-cell table:style-name="Tabla2.B2" office:value-type="string">
            <text:p text:style-name="P7">Practicas/u1/dup2.c</text:p>
          </table:table-cell>
        </table:table-row>
        <table:table-row>
          <table:table-cell table:style-name="Tabla2.A2" office:value-type="string">
            <text:p text:style-name="P7">execvp</text:p>
          </table:table-cell>
          <table:table-cell table:style-name="Tabla2.B2" office:value-type="string">
            <text:p text:style-name="P33">Practicas/u1/execvp.c/execvpfecha.c</text:p>
            <text:p text:style-name="P33">Practicas/u1/execvp.c/execvpIP.c</text:p>
            <text:p text:style-name="P7">Practicas/u1/dup2.c</text:p>
          </table:table-cell>
        </table:table-row>
        <table:table-row>
          <table:table-cell table:style-name="Tabla2.A2" office:value-type="string">
            <text:p text:style-name="P33">dup2</text:p>
          </table:table-cell>
          <table:table-cell table:style-name="Tabla2.B2" office:value-type="string">
            <text:p text:style-name="P7">Practicas/u1/dup2.c</text:p>
          </table:table-cell>
        </table:table-row>
        <table:table-row>
          <table:table-cell table:style-name="Tabla2.A2" office:value-type="string">
            <text:p text:style-name="P7"><text:span text:style-name="T52">s</text:span>canf, printf</text:p>
          </table:table-cell>
          <table:table-cell table:style-name="Tabla2.B2" office:value-type="string">
            <text:p text:style-name="P7">Practicas/u1/farenheit.c</text:p>
          </table:table-cell>
        </table:table-row>
        <table:table-row>
          <table:table-cell table:style-name="Tabla2.A2" office:value-type="string">
            <text:p text:style-name="P7"><text:span text:style-name="T52">a</text:span>rgc, argv[]</text:p>
          </table:table-cell>
          <table:table-cell table:style-name="Tabla2.B2" office:value-type="string">
            <text:p text:style-name="P33">Practicas/u1/calculadorargv.c</text:p>
            <text:p text:style-name="P7">Practicas/u1/md5.c/md5crack.c</text:p>
          </table:table-cell>
        </table:table-row>
        <table:table-row>
          <table:table-cell table:style-name="Tabla2.A2" office:value-type="string">
            <text:p text:style-name="P7">clock</text:p>
          </table:table-cell>
          <table:table-cell table:style-name="Tabla2.B2" office:value-type="string">
            <text:p text:style-name="P7">Practicas/u1/md5.c/md5crackclock.c</text:p>
          </table:table-cell>
        </table:table-row>
        <table:table-row>
          <table:table-cell table:style-name="Tabla2.A2" office:value-type="string">
            <text:p text:style-name="P66">wait</text:p>
          </table:table-cell>
          <table:table-cell table:style-name="Tabla2.B2" office:value-type="string">
            <text:p text:style-name="P8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68">isalpha</text:p>
          </table:table-cell>
          <table:table-cell table:style-name="Tabla2.B2" office:value-type="string">
            <text:p text:style-name="P10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69">pipe</text:p>
          </table:table-cell>
          <table:table-cell table:style-name="Tabla2.B2" office:value-type="string">
            <text:p text:style-name="P14">Practicas/u1/<text:span text:style-name="T9">u1EntrenamientoC/pipe_2children.c</text:span></text:p>
            <text:p text:style-name="P11">Practicas/u1/<text:span text:style-name="T4">pipeenviarcadena.c</text:span></text:p>
          </table:table-cell>
        </table:table-row>
        <table:table-row>
          <table:table-cell table:style-name="Tabla2.A2" office:value-type="string">
            <text:p text:style-name="P70"><text:span text:style-name="T52">s</text:span>rand(), rand(), sleep, usleep</text:p>
          </table:table-cell>
          <table:table-cell table:style-name="Tabla2.B2" office:value-type="string">
            <text:p text:style-name="P12">Practicas/u1/<text:span text:style-name="T5">randomnumberusleep.c</text:span></text:p>
          </table:table-cell>
        </table:table-row>
        <table:table-row>
          <table:table-cell table:style-name="Tabla2.A2" office:value-type="string">
            <text:p text:style-name="P71">signal(i, signal_handler), fflush<text:span text:style-name="T8">(stdout), exit(0)</text:span></text:p>
          </table:table-cell>
          <table:table-cell table:style-name="Tabla2.B2" office:value-type="string">
            <text:p text:style-name="P12">Practicas/u1/<text:span text:style-name="T5">signals.c</text:span></text:p>
          </table:table-cell>
        </table:table-row>
        <table:table-row>
          <table:table-cell table:style-name="Tabla2.A2" office:value-type="string">
            <text:p text:style-name="P75">kill</text:p>
          </table:table-cell>
          <table:table-cell table:style-name="Tabla2.B2" office:value-type="string">
            <text:p text:style-name="P17">Practicas/u1/<text:span text:style-name="T9">u1EntrenamientoC/n_children_kill_all.c</text:span></text:p>
          </table:table-cell>
        </table:table-row>
        <table:table-row>
          <table:table-cell table:style-name="Tabla2.A2" office:value-type="string">
            <text:p text:style-name="P78"><text:span text:style-name="T52">w</text:span>ait, exit</text:p>
          </table:table-cell>
          <table:table-cell table:style-name="Tabla2.B2" office:value-type="string">
            <text:p text:style-name="P18">Practicas/u1/<text:span text:style-name="T9">u1EntrenamientoC/primos_exit_wait.c</text:span></text:p>
          </table:table-cell>
        </table:table-row>
        <table:table-row>
          <table:table-cell table:style-name="Tabla2.A2" office:value-type="string">
            <text:p text:style-name="P82">pow</text:p>
          </table:table-cell>
          <table:table-cell table:style-name="Tabla2.B2" office:value-type="string">
            <text:p text:style-name="P20">Practicas/u1/<text:span text:style-name="T9">u1EntrenamientoC/repartir_trabajo_n_procesos.c</text:span></text:p>
          </table:table-cell>
        </table:table-row>
        <table:table-row>
          <table:table-cell table:style-name="Tabla2.A2" office:value-type="string">
            <text:p text:style-name="P4">Java</text:p>
          </table:table-cell>
          <table:table-cell table:style-name="Tabla2.B2" office:value-type="string">
            <text:p text:style-name="P20"/>
          </table:table-cell>
        </table:table-row>
        <table:table-row table:style-name="Tabla2.24">
          <table:table-cell table:style-name="Tabla2.A2" office:value-type="string">
            <text:p text:style-name="P85">setPriority()</text:p>
          </table:table-cell>
          <table:table-cell table:style-name="Tabla2.B2" office:value-type="string">
            <text:p text:style-name="P29">Practicas/u2/Threads/CancionInfantilMain.java</text:p>
          </table:table-cell>
        </table:table-row>
        <table:table-row table:style-name="Tabla2.24">
          <table:table-cell table:style-name="Tabla2.A2" office:value-type="string">
            <text:p text:style-name="P86"><text:span text:style-name="T51">n</text:span>otifyAll(), notify(), wait(), </text:p>
            <text:p text:style-name="P93">synchronized (block)</text:p>
          </table:table-cell>
          <table:table-cell table:style-name="Tabla2.B2" office:value-type="string">
            <text:p text:style-name="P29">Practicas/u2/Threads/CarreraCorredor.java</text:p>
            <text:p text:style-name="P29">Practicas/u2/Threads/CarreraNotifyAll.java</text:p>
          </table:table-cell>
        </table:table-row>
        <table:table-row table:style-name="Tabla2.24">
          <table:table-cell table:style-name="Tabla2.A2" office:value-type="string">
            <text:p text:style-name="P87">join()</text:p>
          </table:table-cell>
          <table:table-cell table:style-name="Tabla2.B2" office:value-type="string">
            <text:p text:style-name="P52"><text:span text:style-name="T20">Practicas/u2/Threads/B</text:span><text:span text:style-name="T21">anco</text:span><text:span text:style-name="T20">.java</text:span></text:p>
          </table:table-cell>
        </table:table-row>
        <table:table-row table:style-name="Tabla2.24">
          <table:table-cell table:style-name="Tabla2.A2" office:value-type="string">
            <text:p text:style-name="P88"><text:span text:style-name="T53">s</text:span>etName(), getName()</text:p>
          </table:table-cell>
          <table:table-cell table:style-name="Tabla2.B2" office:value-type="string">
            <text:p text:style-name="P53"><text:span text:style-name="T20">Practicas/u2/Threads/</text:span><text:span text:style-name="T22">ImplementaRunnableMain.java</text:span></text:p>
          </table:table-cell>
        </table:table-row>
        <table:table-row table:style-name="Tabla2.24">
          <table:table-cell table:style-name="Tabla2.A2" office:value-type="string">
            <text:p text:style-name="P89">synchronized (method)</text:p>
          </table:table-cell>
          <table:table-cell table:style-name="Tabla2.B2" office:value-type="string">
            <text:p text:style-name="P54"><text:span text:style-name="T20">Practicas/u2/Threads/</text:span><text:span text:style-name="T23">SynchronizedCounter.java</text:span></text:p>
            <text:p text:style-name="P55"><text:span text:style-name="T20">Practicas/u2/Threads/</text:span><text:span text:style-name="T24">SynchronizedWith5Threads.java</text:span></text:p>
          </table:table-cell>
        </table:table-row>
      </table:table>
      <text:p text:style-name="P61"/>
      <text:p text:style-name="P30"/>
      <text:p text:style-name="P30"/>
      <text:p text:style-name="P30"/>
      <text:p text:style-name="P30"/>
      <text:p text:style-name="P30"/>
      <text:p text:style-name="P30"/>
      <text:p text:style-name="P33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39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33">&lt;stdio.h&gt;</text:p>
          </table:table-cell>
          <table:table-cell table:style-name="Tabla3.B2" office:value-type="string">
            <text:p text:style-name="P7">scanf(), printf(), <text:span text:style-name="T4">fgets()</text:span></text:p>
          </table:table-cell>
        </table:table-row>
        <table:table-row>
          <table:table-cell table:style-name="Tabla3.A2" office:value-type="string">
            <text:p text:style-name="P33">&lt;unistd.h&gt;</text:p>
          </table:table-cell>
          <table:table-cell table:style-name="Tabla3.B2" office:value-type="string">
            <text:p text:style-name="P7">fork(<text:span text:style-name="T1">)</text:span></text:p>
          </table:table-cell>
        </table:table-row>
        <table:table-row>
          <table:table-cell table:style-name="Tabla3.A2" office:value-type="string">
            <text:p text:style-name="P7">&lt;sys/types.h&gt;</text:p>
          </table:table-cell>
          <table:table-cell table:style-name="Tabla3.B2" office:value-type="string">
            <text:p text:style-name="P7">Pid, pid_t</text:p>
          </table:table-cell>
        </table:table-row>
        <table:table-row>
          <table:table-cell table:style-name="Tabla3.A2" office:value-type="string">
            <text:p text:style-name="P7">&lt;stdlib.h&gt;</text:p>
          </table:table-cell>
          <table:table-cell table:style-name="Tabla3.B2" office:value-type="string">
            <text:p text:style-name="P7"/>
          </table:table-cell>
        </table:table-row>
        <table:table-row table:style-name="Tabla3.6">
          <table:table-cell table:style-name="Tabla3.A2" office:value-type="string">
            <text:p text:style-name="P7">&lt;string.h&gt;</text:p>
          </table:table-cell>
          <table:table-cell table:style-name="Tabla3.B2" office:value-type="string">
            <text:p text:style-name="P60"/>
          </table:table-cell>
        </table:table-row>
        <table:table-row>
          <table:table-cell table:style-name="Tabla3.A2" office:value-type="string">
            <text:p text:style-name="P7">&lt;fcntl.h&gt;</text:p>
          </table:table-cell>
          <table:table-cell table:style-name="Tabla3.B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33">&lt;openssl/evp.h&gt;</text:p>
          </table:table-cell>
          <table:table-cell table:style-name="Tabla3.B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63">&lt;time.h&gt;</text:p>
          </table:table-cell>
          <table:table-cell table:style-name="Tabla3.B2" office:value-type="string">
            <text:p text:style-name="P24">Clock, rand(), sleep()</text:p>
          </table:table-cell>
        </table:table-row>
        <table:table-row>
          <table:table-cell table:style-name="Tabla3.A2" office:value-type="string">
            <text:p text:style-name="P64">&lt;sys/wait.h&gt;</text:p>
          </table:table-cell>
          <table:table-cell table:style-name="Tabla3.B2" office:value-type="string">
            <text:p text:style-name="P21">wait(NULL)</text:p>
          </table:table-cell>
        </table:table-row>
        <table:table-row>
          <table:table-cell table:style-name="Tabla3.A2" office:value-type="string">
            <text:p text:style-name="P63">&lt;stdbool.h&gt;</text:p>
          </table:table-cell>
          <table:table-cell table:style-name="Tabla3.B2" office:value-type="string">
            <text:p text:style-name="P22">bool</text:p>
          </table:table-cell>
        </table:table-row>
        <table:table-row>
          <table:table-cell table:style-name="Tabla3.A2" office:value-type="string">
            <text:p text:style-name="P63">&lt;ctype.h&gt;</text:p>
          </table:table-cell>
          <table:table-cell table:style-name="Tabla3.B2" office:value-type="string">
            <text:p text:style-name="P23">Isalpha?</text:p>
          </table:table-cell>
        </table:table-row>
        <table:table-row>
          <table:table-cell table:style-name="Tabla3.A2" office:value-type="string">
            <text:p text:style-name="P63">&lt;signal.h&gt;</text:p>
          </table:table-cell>
          <table:table-cell table:style-name="Tabla3.B2" office:value-type="string">
            <text:p text:style-name="P70">signal(i, signal_handler)</text:p>
          </table:table-cell>
        </table:table-row>
        <table:table-row>
          <table:table-cell table:style-name="Tabla3.A2" office:value-type="string">
            <text:p text:style-name="P65"/>
          </table:table-cell>
          <table:table-cell table:style-name="Tabla3.B2" office:value-type="string">
            <text:p text:style-name="P65"/>
          </table:table-cell>
        </table:table-row>
        <table:table-row>
          <table:table-cell table:style-name="Tabla3.A2" office:value-type="string">
            <text:p text:style-name="P65"/>
          </table:table-cell>
          <table:table-cell table:style-name="Tabla3.B2" office:value-type="string">
            <text:p text:style-name="P65"/>
          </table:table-cell>
        </table:table-row>
      </table:table>
      <text:p text:style-name="P62"/>
      <text:p text:style-name="P30"/>
      <text:p text:style-name="P30"/>
      <text:p text:style-name="P40">Importante:</text:p>
      <text:p text:style-name="P30"/>
      <text:p text:style-name="P41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41"/>
      <text:p text:style-name="P45">- Convertir ascii/string a integer/float → atoi(s), atof(s)</text:p>
      <text:p text:style-name="P45"/>
      <text:p text:style-name="P45">- printf, scanf → mismo formato que System.out.printf en Java. Scan incluye ‘&amp;’</text:p>
      <text:p text:style-name="P45"/>
      <text:p text:style-name="P45">- Placeholders → %i/%d/%u → int | %f → float, double | %c → char | %s → char[]/char*</text:p>
      <text:p text:style-name="P45"><text:tab/><text:tab/> <text:s text:c="5"/>%p → puntero | %h → hex | %ld → long</text:p>
      <text:p text:style-name="P45"/>
      <text:p text:style-name="P45">- Convertir variables en cadena → sprintf(s, “%f”, f) | sprintf(s, “%d”, i)</text:p>
      <text:p text:style-name="P45"/>
      <text:p text:style-name="P45">- Longitud de cadena → strlen(s) | Devuelve el valor real, no el buffer size</text:p>
      <text:p text:style-name="P45"/>
      <text:p text:style-name="P56"><text:span text:style-name="T28">- </text:span><text:span text:style-name="T32">R</text:span><text:span text:style-name="T33">ead/write(pipes)</text:span><text:span text:style-name="T29">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44"><text:tab/>...</text:p>
      <text:p text:style-name="P42"><text:s text:c="4"/>}</text:p>
      <text:p text:style-name="P42"/>
      <text:p text:style-name="P42"><text:span text:style-name="T34">- </text:span><text:span text:style-name="T45">P</text:span><text:span text:style-name="T34">i</text:span><text:span text:style-name="T36">pe: para comprobar si un pipe se ejecutó corectamente:</text:span></text:p>
      <text:p text:style-name="P57"><text:span text:style-name="T30"><text:s/></text:span><text:span text:style-name="T31">· <text:s/></text:span><text:span text:style-name="Source_20_Text"><text:span text:style-name="T39">int my_pipe[2];</text:span></text:span></text:p>
      <text:p text:style-name="P57"><text:span text:style-name="Source_20_Text"><text:span text:style-name="T39"><text:s text:c="2"/>if (pipe(my_pipe) == -1) {</text:span></text:span></text:p>
      <text:p text:style-name="Preformatted_20_Text"><text:span text:style-name="Source_20_Text"><text:span text:style-name="T39"><text:s text:c="4"/>perror("</text:span></text:span><text:span text:style-name="Source_20_Text"><text:span text:style-name="T40">error al crear el </text:span></text:span><text:span text:style-name="Source_20_Text"><text:span text:style-name="T39">pipe");</text:span></text:span></text:p>
      <text:p text:style-name="Preformatted_20_Text"><text:span text:style-name="Source_20_Text"><text:span text:style-name="T39"><text:s text:c="4"/></text:span></text:span><text:span text:style-name="Source_20_Text"><text:span text:style-name="T40">return 1;</text:span></text:span></text:p>
      <text:p text:style-name="P91"><text:span text:style-name="Source_20_Text"><text:span text:style-name="T39"><text:s text:c="2"/>}</text:span></text:span></text:p>
      <text:p text:style-name="P43"><text:soft-page-break/>- <text:span text:style-name="T36">Fork: para comprobar si un fork se no ejecutó correctamente:</text:span></text:p>
      <text:p text:style-name="P58"><text:span text:style-name="T30"><text:s/></text:span><text:span text:style-name="T31">· </text:span><text:span text:style-name="Source_20_Text"><text:span text:style-name="T41">pid_t child_pid = fork();</text:span></text:span></text:p>
      <text:p text:style-name="P58"><text:span text:style-name="Source_20_Text"><text:span text:style-name="T39"><text:s/></text:span></text:span><text:span text:style-name="Source_20_Text"><text:span text:style-name="T35"><text:s/></text:span></text:span><text:span text:style-name="Source_20_Text"><text:span text:style-name="T39">if (child_pid </text:span></text:span><text:span text:style-name="Source_20_Text"><text:span text:style-name="T38">&lt; 0</text:span></text:span><text:span text:style-name="Source_20_Text"><text:span text:style-name="T39">) {</text:span></text:span></text:p>
      <text:p text:style-name="P58"><text:span text:style-name="Source_20_Text"><text:span text:style-name="T39"><text:s text:c="4"/>perror("</text:span></text:span><text:span text:style-name="Source_20_Text"><text:span text:style-name="T41">error al hacer el </text:span></text:span><text:span text:style-name="Source_20_Text"><text:span text:style-name="T39">fork");</text:span></text:span></text:p>
      <text:p text:style-name="P58"><text:span text:style-name="Source_20_Text"><text:span text:style-name="T39"><text:s text:c="4"/></text:span></text:span><text:span text:style-name="Source_20_Text"><text:span text:style-name="T37">return 1;</text:span></text:span></text:p>
      <text:p text:style-name="P92"><text:span text:style-name="Source_20_Text"><text:span text:style-name="T39"><text:s text:c="4"/>}</text:span></text:span></text:p>
      <text:p text:style-name="P43"><text:span text:style-name="Source_20_Text"><text:span text:style-name="T30"/>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9T12:05:23.815000000</dc:date>
    <meta:editing-duration>PT7H49M18S</meta:editing-duration>
    <meta:editing-cycles>42</meta:editing-cycles>
    <meta:generator>LibreOffice/6.3.2.2$Windows_X86_64 LibreOffice_project/98b30e735bda24bc04ab42594c85f7fd8be07b9c</meta:generator>
    <meta:document-statistic meta:table-count="3" meta:image-count="0" meta:object-count="0" meta:page-count="4" meta:paragraph-count="171" meta:word-count="496" meta:character-count="5167" meta:non-whitespace-character-count="4792"/>
  </office:meta>
</office:document-meta>
</file>